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37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family="'Linux Biolinum G'" style:font-pitch="variable"/>
    </style:style>
    <style:style style:name="P2" style:family="paragraph">
      <style:text-properties fo:color="#000000" fo:font-family="'Linux Biolinum G'" style:font-pitch="variable" fo:font-size="26pt" fo:text-shadow="none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Linux Libertine G'" style:font-pitch="variable"/>
    </style:style>
    <style:style style:name="T1" style:family="text">
      <style:text-properties fo:font-family="'Linux Biolinum G'" style:font-pitch="variable"/>
    </style:style>
    <style:style style:name="T2" style:family="text">
      <style:text-properties fo:color="#000000" fo:font-family="'Linux Biolinum G'" style:font-pitch="variable" fo:font-size="26pt" fo:text-shadow="none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41cm" svg:x="1.601cm" svg:y="7.4cm" presentation:class="title" presentation:user-transformed="true">
          <draw:text-box>
            <text:p text:style-name="P1"><text:span text:style-name="T1">Bertrand Equilibria in Posted Offer Markets</text:span></text:p>
          </draw:text-box>
        </draw:frame>
        <draw:frame presentation:style-name="pr2" draw:text-style-name="P2" draw:layer="layout" svg:width="25.199cm" svg:height="5.373cm" svg:x="1.6cm" svg:y="11.027cm" presentation:class="subtitle" presentation:user-transformed="true">
          <draw:text-box>
            <text:p text:style-name="P2"><text:span text:style-name="T2">Horatio Caine and Michal Staniasz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text:style-name="P4">We have some things which do some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d Valid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make stuff and checked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ome pictures which are inter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made code run concurren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41cm" svg:x="1.4cm" svg:y="0.82cm" presentation:class="title">
          <draw:text-box>
            <text:p>Optimisations<text:line-break/>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made the code run f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nchma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compared it to the 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discovered some st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nux Biolinum G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nux Biolinum G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nux Biolinum G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nux Biolinum G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family="'Linux Biolinum G'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l Staniaszek</meta:initial-creator>
    <meta:creation-date>2013-03-07T15:43:05</meta:creation-date>
    <meta:editing-duration>PT10M44S</meta:editing-duration>
    <meta:editing-cycles>2</meta:editing-cycles>
    <dc:date>2013-03-07T16:09:01</dc:date>
    <dc:creator>Michal Staniaszek</dc:creator>
    <meta:document-statistic meta:object-count="53"/>
    <meta:generator>LibreOffice/3.4$Unix LibreOffice_project/340m1$Build-302</meta:generator>
  </office:meta>
</office:document-meta>
</file>